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4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72.06pt"/>
    </style:style>
    <style:style style:name="co7" style:family="table-column">
      <style:table-column-properties fo:break-before="auto" style:column-width="77.44pt"/>
    </style:style>
    <style:style style:name="co8" style:family="table-column">
      <style:table-column-properties fo:break-before="auto" style:column-width="1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[Help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spreadsheet defines a resource workflow in a way that is easy to use for all stack hol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t might be used to import workflows in adhocarcy3 or generate functional permissions tests. To make this work please don't change the naming of columuns/fields.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2" table:number-columns-repeated="1023"/>
        </table:table-row>
        <table:table-row table:style-name="ro1">
          <table:table-cell office:value-type="string" calcext:value-type="string">
            <text:p>This workflow changes the local permissions for user roles. In the permission table you can add the values “y” to allow a Permission, “N” to deny or leave an empty cell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to use the value inherited in the resource hierachy (normally the global permission)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2" table:number-columns-repeated="1023"/>
        </table:table-row>
        <table:table-row table:style-name="ro1">
          <table:table-cell office:value-type="string" calcext:value-type="string">
            <text:p>Modification date:</text:p>
          </table:table-cell>
          <table:table-cell table:style-name="ce2" office:value-type="string" calcext:value-type="string">
            <text:p>2016.02.19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Same as source code permissions: 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[Workflow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office:value-type="string" calcext:value-type="string">
            <text:p>stadtforum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office:value-type="string" calcext:value-type="string">
            <text:p>Stadtforum process workflow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nitial state: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extends worfklow: </text:p>
          </table:table-cell>
          <table:table-cell office:value-type="string" calcext:value-type="string">
            <text:p>standar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6:53:34.632974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6:55:38.440821503</dc:date>
    <meta:generator>LibreOffice/5.0.5.2$Linux_X86_64 LibreOffice_project/00$Build-2</meta:generator>
    <meta:editing-duration>PT41M5S</meta:editing-duration>
    <meta:editing-cycles>10</meta:editing-cycles>
    <dc:creator>Jocha </dc:creator>
    <meta:document-statistic meta:table-count="1" meta:cell-count="19" meta:object-count="0"/>
  </office:meta>
</office:document-meta>
</file>